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66ffff"/>
    </style:style>
  </office:automatic-styles>
  <office:body>
    <office:spreadsheet>
      <table:table table:name="valu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Opamp current source not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Iout = (vcc – vref)/Rcoll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cc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Vfwd</text:p>
          </table:table-cell>
          <table:table-cell table:style-name="ce2" office:value-type="float" office:value="0.595" calcext:value-type="float">
            <text:p>0.5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ref</text:p>
          </table:table-cell>
          <table:table-cell table:formula="of:=[.D7]-[.G7]" office:value-type="float" office:value="4.405" calcext:value-type="float">
            <text:p>4.40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coll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table:formula="of:=([.D7] - [.D8])/[.D9]" office:value-type="float" office:value="0.000595" calcext:value-type="float">
            <text:p>0.00059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Resistor string voltage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 standing (mA)</text:p>
          </table:table-cell>
          <table:table-cell table:formula="of:=[.D11]*1000" office:value-type="float" office:value="0.595" calcext:value-type="float">
            <text:p>0.595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 val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oltage rise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m steps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office:value-type="string" calcext:value-type="string">
            <text:p>Min step R</text:p>
          </table:table-cell>
          <table:table-cell table:formula="of:=[.C17]" office:value-type="float" office:value="330" calcext:value-type="float">
            <text:p>330</text:p>
          </table:table-cell>
          <table:table-cell table:style-name="ce4" table:formula="of:=([.$C$15] * [.F19])/1000" office:value-type="float" office:value="0.19635" calcext:value-type="float">
            <text:p>0.1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 step R</text:p>
          </table:table-cell>
          <table:table-cell table:formula="of:=[.C17]*[.C19]" office:value-type="float" office:value="3960" calcext:value-type="float">
            <text:p>3960</text:p>
          </table:table-cell>
          <table:table-cell table:style-name="ce4" table:formula="of:=([.$C$15] * [.F20])/1000" office:value-type="float" office:value="2.3562" calcext:value-type="float">
            <text:p>2.3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o use this spreadshee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The cells with green backgrounds are the values to be edited. Other cells are calcula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Set the power supply voltage in d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-Measure Vfwd for the diode being used as the reference, preferably biased as per the circuit. Plug into g7.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-Select value for Rcoll that delivers a milliamp or so, in d9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Adjust the step resistor to a value that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- delivers reasonable voltage differences between each step, as seen in cell g1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- doesn't exceed available headroom at max voltage. G20 should be about 1V less than supply(d7), max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3"/>
          <table:table-cell/>
          <table:table-cell table:style-name="ce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00:00:01.805159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4:55:48.389000000</meta:creation-date>
    <dc:date>2014-02-04T14:01:22.699000000</dc:date>
    <meta:editing-duration>PT2H35M17S</meta:editing-duration>
    <meta:editing-cycles>8</meta:editing-cycles>
    <meta:generator>LibreOffice/4.1.0.4$Windows_x86 LibreOffice_project/89ea49ddacd9aa532507cbf852f2bb22b1ace28</meta:generator>
    <meta:document-statistic meta:table-count="1" meta:cell-count="38" meta:object-count="0"/>
  </office:meta>
</office:document-meta>
</file>